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P12" style:family="paragraph" style:parent-style-name="Standard">
      <style:text-properties officeooo:rsid="000eace7" officeooo:paragraph-rsid="000eace7"/>
    </style:style>
    <style:style style:name="P13" style:family="paragraph" style:parent-style-name="Standard">
      <style:text-properties officeooo:rsid="0014fe79" officeooo:paragraph-rsid="0014fe79"/>
    </style:style>
    <style:style style:name="P14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1"/>
      <text:p text:style-name="P11"/>
      <text:p text:style-name="P11"/>
      <text:p text:style-name="P13">2. <text:span text:style-name="T6">Cómo subir un repositorio a GitHub</text:span></text:p>
      <text:p text:style-name="P13"><text:span text:style-name="T6"/></text:p>
      <text:p text:style-name="P14">. para hacer un git add + git commit a la vez es</text:p>
      <text:p text:style-name="P14"/>
      <text:p text:style-name="P14">. git commit -am “lo que queramos poner”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7T17:32:33.317000000</dc:date>
    <meta:editing-duration>PT1H33M</meta:editing-duration>
    <meta:editing-cycles>1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8" meta:word-count="241" meta:character-count="1348" meta:non-whitespace-character-count="1118"/>
  </office:meta>
</office:document-meta>
</file>